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d8be2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d8be2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d8be2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d8be2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d8be2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d8be2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d8be2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d8be2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d8be2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d8be2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d8be2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d8be2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d8be2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d8be2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d8be2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d8be2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d8be2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Luciano Enrique Granados Coa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9/3/2016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619381823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2D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Neudis Josefina Sequea de Jimen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8367910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07.842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2" meta:paragraph-count="15" meta:word-count="178" meta:character-count="1173" meta:non-whitespace-character-count="1004"/>
    <meta:template xlink:type="simple" xlink:actuate="onRequest" xlink:title="Normal" xlink:href=""/>
  </office:meta>
</office:document-meta>
</file>